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ar(--chakra-fonts-heading)" svg:font-family="var(--chakra-fonts-heading)" style:font-family-generic="roman" svg:panose-1="0 0 0 0 0 0 0 0 0 0"/>
    <style:font-face style:name="Segoe UI" svg:font-family="Segoe UI" style:font-family-generic="swiss" style:font-pitch="variable" svg:panose-1="2 11 5 2 4 2 4 2 2 3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style:letter-kerning="true" fo:font-size="24pt" style:font-size-asian="24pt" style:font-size-complex="24pt" fo:language="en" fo:country="US" style:language-asian="pt" style:country-asian="BR"/>
    </style:style>
    <style:style style:name="P2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fo:language="en" fo:country="US" style:language-asian="pt" style:country-asian="BR"/>
    </style:style>
    <style:style style:name="P3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4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fo:language="en" fo:country="US" style:language-asian="pt" style:country-asian="BR"/>
    </style:style>
    <style:style style:name="P5" style:parent-style-name="Normal" style:family="paragraph">
      <style:paragraph-properties fo:border="0.0034in solid #000000" fo:padding="0in" style:shadow="none" fo:margin-bottom="0.0694in" fo:line-height="100%" fo:background-color="#03001E"/>
    </style:style>
    <style:style style:name="T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9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0" style:parent-style-name="Normal" style:family="paragraph">
      <style:paragraph-properties fo:border="0.0034in solid #000000" fo:padding="0in" style:shadow="none" fo:margin-bottom="0.0694in" fo:line-height="100%"/>
    </style:style>
    <style:style style:name="T11" style:parent-style-name="Fonteparág.padrão" style:family="text">
      <style:text-properties style:font-name="Segoe UI" style:font-name-asian="Times New Roman" style:font-name-complex="Segoe UI" fo:color="#C1C0D1" fo:font-size="10.5pt" style:font-size-asian="10.5pt" style:font-size-complex="10.5pt" fo:language="en" fo:country="US" style:language-asian="pt" style:country-asian="BR"/>
    </style:style>
    <style:style style:name="T12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fo:language="en" fo:country="US" style:language-asian="pt" style:country-asian="BR"/>
    </style:style>
    <style:style style:name="T13" style:parent-style-name="Fonteparág.padrão" style:family="text">
      <style:text-properties style:font-name="Segoe UI" style:font-name-asian="Times New Roman" style:font-name-complex="Segoe UI" fo:color="#C1C0D1" fo:font-size="10.5pt" style:font-size-asian="10.5pt" style:font-size-complex="10.5pt" fo:language="en" fo:country="US" style:language-asian="pt" style:country-asian="BR"/>
    </style:style>
    <style:style style:name="P14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5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P16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2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2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2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2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2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2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2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2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2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3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3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3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3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3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3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3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4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4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4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4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4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4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4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4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4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4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5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5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5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5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5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5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5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5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5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5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6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61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style:language-asian="pt" style:country-asian="BR"/>
    </style:style>
    <style:style style:name="T6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6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6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6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6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67" style:parent-style-name="Normal" style:family="paragraph">
      <style:paragraph-properties fo:border="0.0034in solid #000000" fo:padding="0in" style:shadow="none" fo:margin-top="0.0694in" fo:margin-bottom="0.0694in" fo:line-height="100%" fo:background-color="#03001E"/>
    </style:style>
    <style:style style:name="T68" style:parent-style-name="Fonteparág.padrão" style:family="text"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T69" style:parent-style-name="Fonteparág.padrão" style:family="text">
      <style:text-properties style:font-name="Roboto Mono" style:font-name-asian="Times New Roman" style:font-name-complex="Courier New" fo:font-weight="bold" style:font-weight-asian="bold" style:font-weight-complex="bold" fo:color="#FF1675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P71" style:parent-style-name="Normal" style:family="paragraph">
      <style:paragraph-properties fo:border="0.0034in solid #000000" fo:padding="0in" style:shadow="none" fo:margin-bottom="0.0694in" fo:line-height="100%" fo:background-color="#03001E"/>
    </style:style>
    <style:style style:name="T7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73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7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7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7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7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7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8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81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fo:language="en" fo:country="US" style:language-asian="pt" style:country-asian="BR"/>
    </style:style>
    <style:style style:name="T8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83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fo:language="en" fo:country="US" style:language-asian="pt" style:country-asian="BR"/>
    </style:style>
    <style:style style:name="T8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8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86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fo:language="en" fo:country="US" style:language-asian="pt" style:country-asian="BR"/>
    </style:style>
    <style:style style:name="P8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88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P89" style:parent-style-name="Normal" style:family="paragraph">
      <style:paragraph-properties fo:border="0.0034in solid #000000" fo:padding="0in" style:shadow="none" fo:margin-bottom="0.0694in" fo:line-height="100%" fo:background-color="#03001E"/>
    </style:style>
    <style:style style:name="T9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9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9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93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9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9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9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9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9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9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0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01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fo:language="en" fo:country="US" style:language-asian="pt" style:country-asian="BR"/>
    </style:style>
    <style:style style:name="P10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03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P104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0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06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0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08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0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1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1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1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1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1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1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1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1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1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19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20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21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22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23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24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25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26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27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28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2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30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31" style:parent-style-name="Fonteparág.padrão" style:family="text">
      <style:text-properties style:font-name="Roboto Mono" style:font-name-asian="Times New Roman" style:font-name-complex="Courier New" fo:color="#FF1675" fo:font-size="10pt" style:font-size-asian="10pt" style:font-size-complex="10pt" fo:language="en" fo:country="US" style:language-asian="pt" style:country-asian="BR"/>
    </style:style>
    <style:style style:name="P132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33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3.5pt" style:font-size-asian="13.5pt" style:font-size-complex="13.5pt" fo:language="en" fo:country="US" style:language-asian="pt" style:country-asian="BR"/>
    </style:style>
    <style:style style:name="P134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3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3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3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3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3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4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4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4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4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4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4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4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47" style:parent-style-name="Fonteparág.padrão" style:family="text">
      <style:text-properties style:font-name="Segoe UI" style:font-name-asian="Times New Roman" style:font-name-complex="Segoe UI" fo:font-style="italic" style:font-style-asian="italic" style:font-style-complex="italic" fo:color="#C1C0D1" fo:font-size="12pt" style:font-size-asian="12pt" style:font-size-complex="12pt" fo:language="en" fo:country="US" style:language-asian="pt" style:country-asian="BR"/>
    </style:style>
    <style:style style:name="T14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49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5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51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5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5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5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5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5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5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5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5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6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6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6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6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6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6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6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6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6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6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7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7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7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7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7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75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7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77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7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7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8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8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8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8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8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85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86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87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88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T189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style:language-asian="pt" style:country-asian="BR"/>
    </style:style>
    <style:style style:name="T190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style:language-asian="pt" style:country-asian="BR"/>
    </style:style>
    <style:style style:name="P191" style:parent-style-name="Normal" style:family="paragraph">
      <style:paragraph-properties fo:border="0.0034in solid #000000" fo:padding-top="0in" fo:padding-left="0.2083in" fo:padding-bottom="0in" fo:padding-right="0in" style:shadow="none" fo:margin-top="0.0416in" fo:margin-bottom="0.0416in" fo:line-height="100%" fo:background-color="#03001E"/>
    </style:style>
    <style:style style:name="T192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T193" style:parent-style-name="Fonteparág.padrão" style:family="text">
      <style:text-properties style:font-name="Segoe UI" style:font-name-asian="Times New Roman" style:font-name-complex="Segoe UI" fo:font-weight="bold" style:font-weight-asian="bold" style:font-weight-complex="bold" fo:color="#C1C0D1" fo:font-size="12pt" style:font-size-asian="12pt" style:font-size-complex="12pt" fo:language="en" fo:country="US" style:language-asian="pt" style:country-asian="BR"/>
    </style:style>
    <style:style style:name="T194" style:parent-style-name="Fonteparág.padrão" style:family="text"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95" style:parent-style-name="Normal" style:family="paragraph">
      <style:paragraph-properties fo:border="0.0034in solid #000000" fo:padding="0in" style:shadow="none" fo:margin-top="0.0694in" fo:margin-bottom="0.0694in" fo:line-height="100%" fo:background-color="#03001E"/>
      <style:text-properties style:font-name="var(--chakra-fonts-heading)" style:font-name-asian="Times New Roman" style:font-name-complex="Times New Roman" fo:font-weight="bold" style:font-weight-asian="bold" style:font-weight-complex="bold" fo:color="#FFFFFF" fo:font-size="18pt" style:font-size-asian="18pt" style:font-size-complex="18pt" fo:language="en" fo:country="US" style:language-asian="pt" style:country-asian="BR"/>
    </style:style>
    <style:style style:name="P196" style:parent-style-name="Normal" style:family="paragraph">
      <style:paragraph-properties fo:border="0.0034in solid #000000" fo:padding="0in" style:shadow="none" fo:margin-bottom="0.0694in" fo:line-height="100%" fo:background-color="#03001E"/>
      <style:text-properties style:font-name="Segoe UI" style:font-name-asian="Times New Roman" style:font-name-complex="Segoe UI" fo:color="#C1C0D1" fo:font-size="12pt" style:font-size-asian="12pt" style:font-size-complex="12pt" fo:language="en" fo:country="US" style:language-asian="pt" style:country-asian="BR"/>
    </style:style>
    <style:style style:name="P197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Working with Custom Images on Google Compute Engine</text:h>
      <text:h text:style-name="P2" text:outline-level="2">Introduction</text:h>
      <text:p text:style-name="P3">In this hands-on lab, we are going to practice creating custom images from two versions of a web server (which will be provided for you), add both images to the same image family, describe the image family, deprecate an image, and create a new web server from our custom images.</text:p>
      <text:h text:style-name="P4" text:outline-level="2">Solution</text:h>
      <text:p text:style-name="P5"><text:span text:style-name="T6">Begin by logging in to the </text:span><text:span text:style-name="T7">GCP Console</text:span><text:span text:style-name="T8"> using the credentials provided on the hands-on lab page.</text:span></text:p>
      <text:p text:style-name="P9">Be sure to launch the lab in incognito (or other private view) mode to avoid cached login issues.</text:p>
      <text:p text:style-name="P10"><text:span text:style-name="T11">Make sure the project named </text:span><text:span text:style-name="T12">working-with-*</text:span><text:span text:style-name="T13"> is selected on your Google Cloud console, otherwise you might have permission issues to access your VM instances and images.</text:span></text:p>
      <text:p text:style-name="P14">You will have two custom web servers created in Compute Engine for you when you begin the lab.</text:p>
      <text:h text:style-name="P15" text:outline-level="3">Create Image from base-apache Instance Using Web Console</text:h>
      <text:p text:style-name="P16">Create the custom image from the base-apache instance using the web console:</text:p>
      <text:list text:style-name="LFO1" text:continue-numbering="true">
        <text:list-item>
          <text:p text:style-name="P17"><text:span text:style-name="T18">Navigate to the </text:span><text:span text:style-name="T19">Compute Engine</text:span><text:span text:style-name="T20"> section using the menu in the top left.</text:span></text:p>
        </text:list-item>
        <text:list-item>
          <text:p text:style-name="P21"><text:span text:style-name="T22">Stop both instances by checking the boxes next to the instance name and clicking the </text:span><text:span text:style-name="T23">Stop</text:span><text:span text:style-name="T24"> icon in the top menu.</text:span></text:p>
        </text:list-item>
        <text:list-item>
          <text:p text:style-name="P25"><text:span text:style-name="T26">Go to </text:span><text:span text:style-name="T27">Compute Engine</text:span><text:span text:style-name="T28"> &gt; </text:span><text:span text:style-name="T29">Images</text:span><text:span text:style-name="T30">.</text:span></text:p>
        </text:list-item>
        <text:list-item>
          <text:p text:style-name="P31"><text:span text:style-name="T32">Click </text:span><text:span text:style-name="T33">CREATE IMAGE</text:span><text:span text:style-name="T34">.</text:span></text:p>
        </text:list-item>
        <text:list-item>
          <text:p text:style-name="P35"><text:span text:style-name="T36">Name image </text:span><text:span text:style-name="T37">webserver-base</text:span><text:span text:style-name="T38">.</text:span></text:p>
        </text:list-item>
        <text:list-item>
          <text:p text:style-name="P39"><text:span text:style-name="T40">In the </text:span><text:span text:style-name="T41">Source</text:span><text:span text:style-name="T42"> dropdown menu, select </text:span><text:span text:style-name="T43">Disk</text:span><text:span text:style-name="T44">.</text:span></text:p>
        </text:list-item>
        <text:list-item>
          <text:p text:style-name="P45"><text:span text:style-name="T46">In the </text:span><text:span text:style-name="T47">Source disk</text:span><text:span text:style-name="T48"> dropdown menu, select </text:span><text:span text:style-name="T49">base-apache</text:span><text:span text:style-name="T50">.</text:span></text:p>
        </text:list-item>
        <text:list-item>
          <text:p text:style-name="P51"><text:span text:style-name="T52">Leave the </text:span><text:span text:style-name="T53">Location</text:span><text:span text:style-name="T54"> as </text:span><text:span text:style-name="T55">Multi-regional</text:span><text:span text:style-name="T56">.</text:span></text:p>
        </text:list-item>
        <text:list-item>
          <text:p text:style-name="P57"><text:span text:style-name="T58">Set </text:span><text:span text:style-name="T59">Family</text:span><text:span text:style-name="T60"> to </text:span><text:span text:style-name="T61">webserver</text:span><text:span text:style-name="T62">.</text:span></text:p>
        </text:list-item>
        <text:list-item>
          <text:p text:style-name="P63"><text:span text:style-name="T64">Click </text:span><text:span text:style-name="T65">Create</text:span><text:span text:style-name="T66">.</text:span></text:p>
        </text:list-item>
      </text:list>
      <text:h text:style-name="P67" text:outline-level="3"><text:span text:style-name="T68">Create Image from custom-webpage Instance using </text:span><text:span text:style-name="T69">gcloud</text:span><text:span text:style-name="T70"> Command</text:span></text:h>
      <text:soft-page-break/>
      <text:p text:style-name="P71"><text:span text:style-name="T72">Create an image from the custom-webpage instance using the </text:span><text:span text:style-name="T73">gcloud</text:span><text:span text:style-name="T74"> command:</text:span></text:p>
      <text:list text:style-name="LFO2" text:continue-numbering="true">
        <text:list-item>
          <text:p text:style-name="P75">Stop the instance (if it is not already stopped).</text:p>
        </text:list-item>
        <text:list-item>
          <text:p text:style-name="P76">Open Cloud Shell (the icon is in the blue bar at the top of the page).</text:p>
        </text:list-item>
        <text:list-item>
          <text:p text:style-name="P77"><text:span text:style-name="T78">Enter the following command to create the image from the </text:span><text:span text:style-name="T79">custom-webpage</text:span><text:span text:style-name="T80"> disk, name the image </text:span><text:span text:style-name="T81">custom-webpage</text:span><text:span text:style-name="T82">, and add it to the </text:span><text:span text:style-name="T83">webserver</text:span><text:span text:style-name="T84"> image family:</text:span></text:p>
          <text:list text:continue-numbering="true">
            <text:list-item>
              <text:p text:style-name="P85"><text:span text:style-name="T86">gcloud compute images create custom-webpage --source-disk=custom-webpage --source-disk-zone=us-central1-a --family=webserver</text:span></text:p>
            </text:list-item>
          </text:list>
        </text:list-item>
        <text:list-item>
          <text:p text:style-name="P87">Verify that image is created and in the appropriate family using the web console.</text:p>
        </text:list-item>
      </text:list>
      <text:h text:style-name="P88" text:outline-level="3">View Images in Web Console and View webserver Image Family Information in Command Line</text:h>
      <text:p text:style-name="P89"><text:span text:style-name="T90">View the images in the web console and view the </text:span><text:span text:style-name="T91">webserver</text:span><text:span text:style-name="T92"> image family information in the command line:</text:span></text:p>
      <text:list text:style-name="LFO3" text:continue-numbering="true">
        <text:list-item>
          <text:p text:style-name="P93"><text:span text:style-name="T94">In web console, go to </text:span><text:span text:style-name="T95">Compute Engine</text:span><text:span text:style-name="T96"> &gt; </text:span><text:span text:style-name="T97">Images</text:span><text:span text:style-name="T98">.</text:span></text:p>
        </text:list-item>
        <text:list-item>
          <text:p text:style-name="P99">To describe image family and view latest image, enter the following command:</text:p>
          <text:list text:continue-numbering="true">
            <text:list-item>
              <text:p text:style-name="P100"><text:span text:style-name="T101">gcloud compute images describe-from-family webserver</text:span></text:p>
            </text:list-item>
          </text:list>
        </text:list-item>
        <text:list-item>
          <text:p text:style-name="P102">The shown image is the latest version.</text:p>
        </text:list-item>
      </text:list>
      <text:h text:style-name="P103" text:outline-level="3">Deprecate Base Image in Our webserver Image Family Using Command Line</text:h>
      <text:p text:style-name="P104">Deprecate the base version using the command line:</text:p>
      <text:list text:style-name="LFO4" text:continue-numbering="true">
        <text:list-item>
          <text:p text:style-name="P105">First, view process in web console:</text:p>
          <text:list text:continue-numbering="true">
            <text:list-item>
              <text:p text:style-name="P106"><text:span text:style-name="T107">Go back to </text:span><text:span text:style-name="T108">Compute Image</text:span><text:span text:style-name="T109"> &gt; </text:span><text:span text:style-name="T110">Images</text:span><text:span text:style-name="T111">.</text:span></text:p>
            </text:list-item>
            <text:list-item>
              <text:p text:style-name="P112"><text:span text:style-name="T113">Place check next to </text:span><text:span text:style-name="T114">webserver-base</text:span><text:span text:style-name="T115">, and click </text:span><text:span text:style-name="T116">DEPRECATE</text:span><text:span text:style-name="T117"> from the three-dot icons on the far right.</text:span></text:p>
            </text:list-item>
            <text:list-item>
              <text:p text:style-name="P118"><text:span text:style-name="T119">Set </text:span><text:span text:style-name="T120">State</text:span><text:span text:style-name="T121"> to </text:span><text:span text:style-name="T122">Deprecated</text:span><text:span text:style-name="T123">, and set </text:span><text:span text:style-name="T124">Replacement</text:span><text:span text:style-name="T125"> as </text:span><text:span text:style-name="T126">custom-webpage</text:span><text:span text:style-name="T127">.</text:span></text:p>
            </text:list-item>
            <text:list-item>
              <text:p text:style-name="P128">Cancel out and do the same thing via the command line.</text:p>
            </text:list-item>
          </text:list>
        </text:list-item>
        <text:list-item>
          <text:p text:style-name="P129">In Cloud Shell, enter the following command:</text:p>
          <text:list text:continue-numbering="true">
            <text:list-item>
              <text:p text:style-name="P130"><text:span text:style-name="T131">gcloud compute images deprecate webserver-base --state DEPRECATED</text:span></text:p>
            </text:list-item>
          </text:list>
        </text:list-item>
        <text:list-item>
          <text:p text:style-name="P132">Verify in the web console.</text:p>
        </text:list-item>
      </text:list>
      <text:h text:style-name="P133" text:outline-level="3">Create a New Web Server from Custom Image</text:h>
      <text:p text:style-name="P134">Create a new web server from the custom image:</text:p>
      <text:list text:style-name="LFO5" text:continue-numbering="true">
        <text:list-item>
          <text:p text:style-name="P135"><text:span text:style-name="T136">Go to </text:span><text:span text:style-name="T137">Compute Engine</text:span><text:span text:style-name="T138"> &gt; </text:span><text:span text:style-name="T139">VM Instances</text:span><text:span text:style-name="T140">.</text:span></text:p>
        </text:list-item>
        <text:list-item>
          <text:p text:style-name="P141"><text:span text:style-name="T142">Click </text:span><text:span text:style-name="T143">Create Instance</text:span><text:span text:style-name="T144">.</text:span></text:p>
        </text:list-item>
        <text:list-item>
          <text:p text:style-name="P145"><text:span text:style-name="T146">Name the instance </text:span><text:span text:style-name="T147">new-webpage</text:span><text:span text:style-name="T148">.</text:span></text:p>
        </text:list-item>
        <text:list-item>
          <text:p text:style-name="P149"><text:span text:style-name="T150">Place it in the </text:span><text:span text:style-name="T151">us-east1 (South Carolina)</text:span><text:span text:style-name="T152"> Region and the </text:span><text:span text:style-name="T153">us-east1-b</text:span><text:span text:style-name="T154"> Zone.</text:span></text:p>
        </text:list-item>
        <text:list-item>
          <text:p text:style-name="P155"><text:span text:style-name="T156">In the </text:span><text:span text:style-name="T157">Machine configuration</text:span><text:span text:style-name="T158"> section, choose the </text:span><text:span text:style-name="T159">e2-micro</text:span><text:span text:style-name="T160"> Machine type.</text:span></text:p>
        </text:list-item>
        <text:list-item>
          <text:p text:style-name="P161"><text:span text:style-name="T162">Under </text:span><text:span text:style-name="T163">Boot disk</text:span><text:span text:style-name="T164">, click </text:span><text:span text:style-name="T165">Change</text:span><text:span text:style-name="T166">.</text:span></text:p>
        </text:list-item>
        <text:list-item>
          <text:p text:style-name="P167"><text:span text:style-name="T168">Click on </text:span><text:span text:style-name="T169">Custom images</text:span><text:span text:style-name="T170"> from the top menu.</text:span></text:p>
        </text:list-item>
        <text:list-item>
          <text:p text:style-name="P171"><text:span text:style-name="T172">Click on </text:span><text:span text:style-name="T173">Show deprecated images</text:span><text:span text:style-name="T174"> to view all images.</text:span></text:p>
        </text:list-item>
        <text:list-item>
          <text:p text:style-name="P175"><text:span text:style-name="T176">Select </text:span><text:span text:style-name="T177">custom-webpage</text:span><text:span text:style-name="T178">, and click </text:span><text:span text:style-name="T179">Select</text:span><text:span text:style-name="T180">.</text:span></text:p>
        </text:list-item>
        <text:list-item>
          <text:p text:style-name="P181"><text:span text:style-name="T182">Check the box for </text:span><text:span text:style-name="T183">Allow HTTP traffic</text:span><text:span text:style-name="T184"> under </text:span><text:span text:style-name="T185">Firewall</text:span><text:span text:style-name="T186"> settings.</text:span></text:p>
        </text:list-item>
        <text:list-item>
          <text:p text:style-name="P187"><text:span text:style-name="T188">Click </text:span><text:span text:style-name="T189">Create</text:span><text:span text:style-name="T190">.</text:span></text:p>
        </text:list-item>
        <text:list-item>
          <text:p text:style-name="P191"><text:span text:style-name="T192">Once the instance is up, click the </text:span><text:span text:style-name="T193">external IP address</text:span><text:span text:style-name="T194"> to verify the new web page works.</text:span></text:p>
        </text:list-item>
      </text:list>
      <text:h text:style-name="P195" text:outline-level="2">Conclusion</text:h>
      <text:p text:style-name="P196">Congratulations, you've completed this hands-on lab!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ar(--chakra-fonts-heading)" svg:font-family="var(--chakra-fonts-heading)" style:font-family-generic="roman" svg:panose-1="0 0 0 0 0 0 0 0 0 0"/>
    <style:font-face style:name="Segoe UI" svg:font-family="Segoe UI" style:font-family-generic="swiss" style:font-pitch="variable" svg:panose-1="2 11 5 2 4 2 4 2 2 3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BR"/>
    </style:style>
    <style:style style:name="chakra-text" style:display-name="chakra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css-cvpopp" style:display-name="css-cvpopp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BARBOSA DOS SANTOS</meta:initial-creator>
    <dc:creator>RODRIGO BARBOSA DOS SANTOS</dc:creator>
    <meta:creation-date>2023-01-16T22:47:00Z</meta:creation-date>
    <dc:date>2023-01-16T22:48:00Z</dc:date>
    <meta:template xlink:href="Normal" xlink:type="simple"/>
    <meta:editing-cycles>1</meta:editing-cycles>
    <meta:editing-duration>PT60S</meta:editing-duration>
    <meta:document-statistic meta:page-count="3" meta:paragraph-count="7" meta:word-count="573" meta:character-count="3665" meta:row-count="25" meta:non-whitespace-character-count="3099"/>
  </office:meta>
</office:document-meta>
</file>